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8000001354CCBBCF8B3A09C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m1" text:anchor-type="char" svg:width="10.518cm" svg:height="9.91cm" draw:z-index="0"><draw:image xlink:href="Pictures/1000020100000148000001354CCBBCF8B3A09C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19:04:04.603201786</meta:creation-date>
    <dc:date>2021-11-05T19:05:19.586137681</dc:date>
    <meta:editing-duration>PT1M1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6.2$Linux_X86_64 LibreOffice_project/10$Build-2</meta:generator>
  </office:meta>
</office:document-meta>
</file>